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style-name="gr1" draw:text-style-name="P1" svg:width="453.51pt" svg:height="255.09pt" svg:x="314.56pt" svg:y="2.83pt">
            <draw:object draw:notify-on-update-of-ranges="log.B1:log.B1 log.C1:log.C1 log.C2:log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91pt" svg:height="254.75pt" svg:x="315.67pt" svg:y="325.13pt">
            <draw:object draw:notify-on-update-of-ranges="log.B26:log.B26 log.B27:log.B46 log.C26:log.C26 log.C27:log.C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94pt" svg:height="254.72pt" svg:x="339.14pt" svg:y="631.08pt">
            <draw:object draw:notify-on-update-of-ranges="log.B50:log.B50 log.B51:log.B70 log.C50:log.C50 log.C51:log.C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points</text:p>
          </table:table-cell>
          <table:table-cell office:value-type="string" calcext:value-type="string">
            <text:p>CompactSupportNS</text:p>
          </table:table-cell>
          <table:table-cell office:value-type="string" calcext:value-type="string">
            <text:p>brutForceNS</text:p>
          </table:table-cell>
          <table:table-cell office:value-type="string" calcext:value-type="string">
            <text:p>CS = 0.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5" calcext:value-type="float">
            <text:p>25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2" calcext:value-type="float">
            <text:p>32</text:p>
          </table:table-cell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" calcext:value-type="float">
            <text:p>37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0" calcext:value-type="float">
            <text:p>40</text:p>
          </table:table-cell>
          <table:table-cell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0" calcext:value-type="float">
            <text:p>40</text:p>
          </table:table-cell>
          <table:table-cell office:value-type="float" office:value="2172" calcext:value-type="float">
            <text:p>2172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4" calcext:value-type="float">
            <text:p>44</text:p>
          </table:table-cell>
          <table:table-cell office:value-type="float" office:value="2547" calcext:value-type="float">
            <text:p>2547</text:p>
          </table:table-cell>
          <table:table-cell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6" calcext:value-type="float">
            <text:p>46</text:p>
          </table:table-cell>
          <table:table-cell office:value-type="float" office:value="2957" calcext:value-type="float">
            <text:p>2957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9" calcext:value-type="float">
            <text:p>49</text:p>
          </table:table-cell>
          <table:table-cell office:value-type="float" office:value="3375" calcext:value-type="float">
            <text:p>3375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2" calcext:value-type="float">
            <text:p>52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5" calcext:value-type="float">
            <text:p>55</text:p>
          </table:table-cell>
          <table:table-cell office:value-type="float" office:value="4309" calcext:value-type="float">
            <text:p>4309</text:p>
          </table:table-cell>
          <table:table-cell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7" calcext:value-type="float">
            <text:p>57</text:p>
          </table:table-cell>
          <table:table-cell office:value-type="float" office:value="4836" calcext:value-type="float">
            <text:p>4836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0" calcext:value-type="float">
            <text:p>60</text:p>
          </table:table-cell>
          <table:table-cell office:value-type="float" office:value="5360" calcext:value-type="float">
            <text:p>536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3" calcext:value-type="float">
            <text:p>63</text:p>
          </table:table-cell>
          <table:table-cell office:value-type="float" office:value="5942" calcext:value-type="float">
            <text:p>5942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string" calcext:value-type="string">
            <text:p>CompactSupportNS</text:p>
          </table:table-cell>
          <table:table-cell office:value-type="string" calcext:value-type="string">
            <text:p>brutForceNS</text:p>
          </table:table-cell>
          <table:table-cell office:value-type="string" calcext:value-type="string">
            <text:p>CS=0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8" calcext:value-type="float">
            <text:p>3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0" calcext:value-type="float">
            <text:p>130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6" calcext:value-type="float">
            <text:p>206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0" calcext:value-type="float">
            <text:p>290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6" calcext:value-type="float">
            <text:p>396</text:p>
          </table:table-cell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27" calcext:value-type="float">
            <text:p>527</text:p>
          </table:table-cell>
          <table:table-cell office:value-type="float" office:value="1487" calcext:value-type="float">
            <text:p>148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48" calcext:value-type="float">
            <text:p>648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97" calcext:value-type="float">
            <text:p>797</text:p>
          </table:table-cell>
          <table:table-cell office:value-type="float" office:value="2241" calcext:value-type="float">
            <text:p>2241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51" calcext:value-type="float">
            <text:p>951</text:p>
          </table:table-cell>
          <table:table-cell office:value-type="float" office:value="2630" calcext:value-type="float">
            <text:p>2630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121" calcext:value-type="float">
            <text:p>1121</text:p>
          </table:table-cell>
          <table:table-cell office:value-type="float" office:value="3108" calcext:value-type="float">
            <text:p>3108</text:p>
          </table:table-cell>
          <table:table-cell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341" calcext:value-type="float">
            <text:p>1341</text:p>
          </table:table-cell>
          <table:table-cell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612" calcext:value-type="float">
            <text:p>1612</text:p>
          </table:table-cell>
          <table:table-cell office:value-type="float" office:value="4116" calcext:value-type="float">
            <text:p>4116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831" calcext:value-type="float">
            <text:p>1831</text:p>
          </table:table-cell>
          <table:table-cell office:value-type="float" office:value="4624" calcext:value-type="float">
            <text:p>4624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027" calcext:value-type="float">
            <text:p>2027</text:p>
          </table:table-cell>
          <table:table-cell office:value-type="float" office:value="5242" calcext:value-type="float">
            <text:p>5242</text:p>
          </table:table-cell>
          <table:table-cell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289" calcext:value-type="float">
            <text:p>2289</text:p>
          </table:table-cell>
          <table:table-cell office:value-type="float" office:value="5869" calcext:value-type="float">
            <text:p>5869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555" calcext:value-type="float">
            <text:p>2555</text:p>
          </table:table-cell>
          <table:table-cell office:value-type="float" office:value="6516" calcext:value-type="float">
            <text:p>65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857" calcext:value-type="float">
            <text:p>2857</text:p>
          </table:table-cell>
          <table:table-cell office:value-type="float" office:value="7234" calcext:value-type="float">
            <text:p>7234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string" calcext:value-type="string">
            <text:p>CompactSupportNS</text:p>
          </table:table-cell>
          <table:table-cell office:value-type="string" calcext:value-type="string">
            <text:p>brutForceNS</text:p>
          </table:table-cell>
          <table:table-cell office:value-type="string" calcext:value-type="string">
            <text:p>CS=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8" calcext:value-type="float">
            <text:p>148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8" calcext:value-type="float">
            <text:p>328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73" calcext:value-type="float">
            <text:p>573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95" calcext:value-type="float">
            <text:p>895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304" calcext:value-type="float">
            <text:p>1304</text:p>
          </table:table-cell>
          <table:table-cell office:value-type="float" office:value="1706" calcext:value-type="float">
            <text:p>1706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32" calcext:value-type="float">
            <text:p>1832</text:p>
          </table:table-cell>
          <table:table-cell office:value-type="float" office:value="2184" calcext:value-type="float">
            <text:p>2184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328" calcext:value-type="float">
            <text:p>2328</text:p>
          </table:table-cell>
          <table:table-cell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52" calcext:value-type="float">
            <text:p>2952</text:p>
          </table:table-cell>
          <table:table-cell office:value-type="float" office:value="3389" calcext:value-type="float">
            <text:p>3389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662" calcext:value-type="float">
            <text:p>3662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374" calcext:value-type="float">
            <text:p>4374</text:p>
          </table:table-cell>
          <table:table-cell office:value-type="float" office:value="4818" calcext:value-type="float">
            <text:p>4818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193" calcext:value-type="float">
            <text:p>5193</text:p>
          </table:table-cell>
          <table:table-cell office:value-type="float" office:value="5669" calcext:value-type="float">
            <text:p>5669</text:p>
          </table:table-cell>
          <table:table-cell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6113" calcext:value-type="float">
            <text:p>6113</text:p>
          </table:table-cell>
          <table:table-cell office:value-type="float" office:value="6579" calcext:value-type="float">
            <text:p>6579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192" calcext:value-type="float">
            <text:p>7192</text:p>
          </table:table-cell>
          <table:table-cell office:value-type="float" office:value="7526" calcext:value-type="float">
            <text:p>7526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163" calcext:value-type="float">
            <text:p>8163</text:p>
          </table:table-cell>
          <table:table-cell office:value-type="float" office:value="8482" calcext:value-type="float">
            <text:p>8482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9224" calcext:value-type="float">
            <text:p>9224</text:p>
          </table:table-cell>
          <table:table-cell office:value-type="float" office:value="9591" calcext:value-type="float">
            <text:p>9591</text:p>
          </table:table-cell>
          <table:table-cell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482" calcext:value-type="float">
            <text:p>10482</text:p>
          </table:table-cell>
          <table:table-cell office:value-type="float" office:value="10771" calcext:value-type="float">
            <text:p>10771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1784" calcext:value-type="float">
            <text:p>11784</text:p>
          </table:table-cell>
          <table:table-cell office:value-type="float" office:value="12014" calcext:value-type="float">
            <text:p>12014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157" calcext:value-type="float">
            <text:p>13157</text:p>
          </table:table-cell>
          <table:table-cell office:value-type="float" office:value="13342" calcext:value-type="float">
            <text:p>133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03:36:55.282999067</dc:date>
    <meta:editing-duration>PT1M58S</meta:editing-duration>
    <meta:editing-cycles>1</meta:editing-cycles>
    <meta:document-statistic meta:table-count="1" meta:cell-count="192" meta:object-count="3"/>
    <meta:generator>LibreOffice/6.1.6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13cm" svg:y="3.952cm" style:legend-expansion="high" chart:style-name="ch2"/>
        <chart:plot-area chart:style-name="ch3" table:cell-range-address="log.B1:log.B21 log.C1:log.D1 log.C2:log.C21" chart:data-source-has-labels="row" svg:x="0.32cm" svg:y="0.18cm" svg:width="10.973cm" svg:height="8.64cm">
          <chartooo:coordinate-region svg:x="1.312cm" svg:y="0.379cm" svg:width="9.7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.B2:log.B21 log.D1:log.D1" chart:label-cell-address="log.B1:log.B1" chart:class="chart:line">
            <chart:data-point chart:repeated="21"/>
          </chart:series>
          <chart:series chart:style-name="ch7" chart:values-cell-range-address="log.C2:log.C21" chart:label-cell-address="log.C1:log.C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SupportNS</text:p>
                <draw:g>
                  <svg:desc>log.B1:log.B1</svg:desc>
                </draw:g>
              </table:table-cell>
              <table:table-cell office:value-type="string">
                <text:p>brutForceNS</text:p>
                <draw:g>
                  <svg:desc>log.C1:lo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B2:log.B21 log.D1:log.D1</svg:desc>
                </draw:g>
              </table:table-cell>
              <table:table-cell office:value-type="float" office:value="19">
                <text:p>19</text:p>
                <draw:g>
                  <svg:desc>log.C2:log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4cm" svg:height="8.988cm" xlink:href=".." xlink:type="simple" chart:class="chart:line" chart:style-name="ch1">
        <chart:legend chart:legend-position="end" svg:x="11.627cm" svg:y="3.946cm" style:legend-expansion="high" chart:style-name="ch2"/>
        <chart:plot-area chart:style-name="ch3" table:cell-range-address="log.B26:log.C46" chart:data-source-has-labels="row" svg:x="0.32cm" svg:y="0.179cm" svg:width="10.987cm" svg:height="8.63cm">
          <chartooo:coordinate-region svg:x="1.312cm" svg:y="0.378cm" svg:width="9.808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.B27:log.B46" chart:label-cell-address="log.B26:log.B26" chart:class="chart:line">
            <chart:data-point chart:repeated="20"/>
          </chart:series>
          <chart:series chart:style-name="ch7" chart:values-cell-range-address="log.C27:log.C46" chart:label-cell-address="log.C26:log.C26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SupportNS</text:p>
                <draw:g>
                  <svg:desc>log.B26:log.B26</svg:desc>
                </draw:g>
              </table:table-cell>
              <table:table-cell office:value-type="string">
                <text:p>brutForceNS</text:p>
                <draw:g>
                  <svg:desc>log.C26:log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B27:log.B46</svg:desc>
                </draw:g>
              </table:table-cell>
              <table:table-cell office:value-type="float" office:value="23">
                <text:p>23</text:p>
                <draw:g>
                  <svg:desc>log.C27:log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">
                <text:p>206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6">
                <text:p>39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7">
                <text:p>52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">
                <text:p>64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">
                <text:p>797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">
                <text:p>951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1">
                <text:p>1121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1">
                <text:p>1341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2">
                <text:p>1612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1">
                <text:p>1831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7">
                <text:p>2027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89">
                <text:p>2289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5">
                <text:p>2555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7">
                <text:p>2857</text:p>
              </table:table-cell>
              <table:table-cell office:value-type="float" office:value="7234">
                <text:p>7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8.987cm" xlink:href=".." xlink:type="simple" chart:class="chart:line" chart:style-name="ch1">
        <chart:legend chart:legend-position="end" svg:x="11.628cm" svg:y="3.945cm" style:legend-expansion="high" chart:style-name="ch2"/>
        <chart:plot-area chart:style-name="ch3" table:cell-range-address="log.B50:log.C70" chart:data-source-has-labels="row" svg:x="0.32cm" svg:y="0.179cm" svg:width="10.988cm" svg:height="8.629cm">
          <chartooo:coordinate-region svg:x="1.312cm" svg:y="0.378cm" svg:width="9.625cm" svg:height="7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.B51:log.B70" chart:label-cell-address="log.B50:log.B50" chart:class="chart:line">
            <chart:data-point chart:repeated="20"/>
          </chart:series>
          <chart:series chart:style-name="ch7" chart:values-cell-range-address="log.C51:log.C70" chart:label-cell-address="log.C50:log.C50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SupportNS</text:p>
                <draw:g>
                  <svg:desc>log.B50:log.B50</svg:desc>
                </draw:g>
              </table:table-cell>
              <table:table-cell office:value-type="string">
                <text:p>brutForceNS</text:p>
                <draw:g>
                  <svg:desc>log.C50:log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B51:log.B70</svg:desc>
                </draw:g>
              </table:table-cell>
              <table:table-cell office:value-type="float" office:value="38">
                <text:p>38</text:p>
                <draw:g>
                  <svg:desc>log.C51:log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8">
                <text:p>32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3">
                <text:p>57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5">
                <text:p>895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4">
                <text:p>1304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2">
                <text:p>1832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28">
                <text:p>2328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2">
                <text:p>2952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62">
                <text:p>3662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74">
                <text:p>4374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93">
                <text:p>5193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13">
                <text:p>6113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92">
                <text:p>7192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63">
                <text:p>8163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24">
                <text:p>9224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82">
                <text:p>10482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84">
                <text:p>11784</text:p>
              </table:table-cell>
              <table:table-cell office:value-type="float" office:value="12014">
                <text:p>12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57">
                <text:p>13157</text:p>
              </table:table-cell>
              <table:table-cell office:value-type="float" office:value="13342">
                <text:p>133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